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Cantarell" fo:font-size="10pt" fo:font-weight="bold" officeooo:paragraph-rsid="0025ca5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25ca50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Cantarel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<draw:frame draw:style-name="fr1" draw:name="image: (str(patient.photo), 'image/png','3cm','3cm')" text:anchor-type="paragraph" svg:x="0.0752in" svg:y="0.0764in" svg:width="0.6791in" svg:height="0.178in" draw:z-index="0"><draw:text-box><text:p text:style-name="Frame_20_contents"/></draw:text-box></draw:frame></text:p>
            <text:p text:style-name="P9"><text:placeholder text:placeholder-type="text">&lt;patient.puid&gt;</text:placeholder></text:p>
          </table:table-cell>
          <table:table-cell table:style-name="Tabla1.B1" office:value-type="string">
            <text:p text:style-name="P6"/>
            <text:p text:style-name="P10"><text:span text:style-name="T1">Name</text:span> : <text:placeholder text:placeholder-type="text">&lt;patient.rec_name&gt;</text:placeholder> </text:p>
            <text:p text:style-name="P10"/>
            <text:p text:style-name="P10"><text:span text:style-name="T1">DoB</text:span> : <text:placeholder text:placeholder-type="text">&lt;patient.dob&gt;</text:placeholder></text:p>
            <text:p text:style-name="P10"/>
            <text:p text:style-name="P10"><text:span text:style-name="T2">Blood Type</text:span> : <text:placeholder text:placeholder-type="text">&lt;patient.blood_type&gt;</text:placeholder> <text:placeholder text:placeholder-type="text">&lt;patient.rh&gt;</text:placeholder></text:p>
            <text:p text:style-name="P11"><text:s/></text:p>
          </table:table-cell>
          <table:table-cell table:style-name="Tabla1.C1" office:value-type="string">
            <text:p text:style-name="P5"><draw:frame draw:style-name="fr2" draw:name="image: (str(patient.qr), 'image/png','3cm','3cm')" text:anchor-type="paragraph" svg:x="0.0992in" svg:y="0.1445in" svg:width="0.7874in" draw:z-index="1"><draw:text-box fo:min-height="0.1965in"><text:p text:style-name="P4"/></draw:text-box></draw:frame></text:p>
            <text:p text:style-name="P5"/>
          </table:table-cell>
        </table:table-row>
        <table:table-row>
          <table:table-cell table:style-name="Tabla1.A2" office:value-type="string">
            <text:p text:style-name="P7"><text:placeholder text:placeholder-type="text">&lt;if test="patient.sex =='f'" &gt;</text:placeholder></text:p>
            <text:p text:style-name="P12">Female</text:p>
            <text:p text:style-name="P7"><text:placeholder text:placeholder-type="text">&lt;/if&gt;</text:placeholder></text:p>
            <text:p text:style-name="P3"><text:placeholder text:placeholder-type="text">&lt;if test="patient.sex =='m'" &gt;</text:placeholder></text:p>
            <text:p text:style-name="P13">Male</text:p>
            <text:p text:style-name="P7"><text:placeholder text:placeholder-type="text">&lt;/if&gt;</text:placeholder></text:p>
          </table:table-cell>
          <table:table-cell table:style-name="Tabla1.B2" table:number-columns-spanned="2" office:value-type="string">
            <text:p text:style-name="P7"/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3" meta:word-count="29" meta:character-count="223" meta:non-whitespace-character-count="204"/>
    <meta:user-defined meta:name="Info 1"/>
    <meta:user-defined meta:name="Info 2"/>
    <meta:user-defined meta:name="Info 3"/>
    <meta:user-defined meta:name="Info 4"/>
  </office:meta>
</office:document-meta>
</file>